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421cm"/>
    </style:style>
    <style:style style:name="ro1" style:family="table-row">
      <style:table-row-properties style:row-height="0.847cm" fo:break-before="auto" style:use-optimal-row-height="true"/>
    </style:style>
    <style:style style:name="ro2" style:family="table-row">
      <style:table-row-properties style:row-height="2.939cm" fo:break-before="auto" style:use-optimal-row-height="false"/>
    </style:style>
    <style:style style:name="ro3" style:family="table-row">
      <style:table-row-properties style:row-height="2.787cm" fo:break-before="auto" style:use-optimal-row-height="true"/>
    </style:style>
    <style:style style:name="ro4" style:family="table-row">
      <style:table-row-properties style:row-height="2.376cm" fo:break-before="auto" style:use-optimal-row-height="true"/>
    </style:style>
    <style:style style:name="ro5" style:family="table-row">
      <style:table-row-properties style:row-height="0.459cm" fo:break-before="auto" style:use-optimal-row-height="true"/>
    </style:style>
    <style:style style:name="ro6" style:family="table-row">
      <style:table-row-properties style:row-height="0.817cm" fo:break-before="auto" style:use-optimal-row-height="true"/>
    </style:style>
    <style:style style:name="ro7" style:family="table-row">
      <style:table-row-properties style:row-height="17.082cm" fo:break-before="auto" style:use-optimal-row-height="true"/>
    </style:style>
    <style:style style:name="ro8" style:family="table-row">
      <style:table-row-properties style:row-height="1.596cm" fo:break-before="auto" style:use-optimal-row-height="true"/>
    </style:style>
    <style:style style:name="ro9" style:family="table-row">
      <style:table-row-properties style:row-height="3.545cm" fo:break-before="auto" style:use-optimal-row-height="true"/>
    </style:style>
    <style:style style:name="ro10" style:family="table-row">
      <style:table-row-properties style:row-height="4.325cm" fo:break-before="auto" style:use-optimal-row-height="true"/>
    </style:style>
    <style:style style:name="ro11" style:family="table-row">
      <style:table-row-properties style:row-height="3.156cm" fo:break-before="auto" style:use-optimal-row-height="true"/>
    </style:style>
    <style:style style:name="ro12" style:family="table-row">
      <style:table-row-properties style:row-height="5.884cm" fo:break-before="auto" style:use-optimal-row-height="true"/>
    </style:style>
    <style:style style:name="ro13" style:family="table-row">
      <style:table-row-properties style:row-height="1.986cm" fo:break-before="auto" style:use-optimal-row-height="true"/>
    </style:style>
    <style:style style:name="ro14" style:family="table-row">
      <style:table-row-properties style:row-height="4.357cm" fo:break-before="auto" style:use-optimal-row-height="true"/>
    </style:style>
    <style:style style:name="ro15" style:family="table-row">
      <style:table-row-properties style:row-height="1.235cm" fo:break-before="auto" style:use-optimal-row-height="true"/>
    </style:style>
    <style:style style:name="ro16" style:family="table-row">
      <style:table-row-properties style:row-height="3.969cm" fo:break-before="auto" style:use-optimal-row-height="true"/>
    </style:style>
    <style:style style:name="ro17" style:family="table-row">
      <style:table-row-properties style:row-height="2.011cm" fo:break-before="auto" style:use-optimal-row-height="true"/>
    </style:style>
    <style:style style:name="ro18" style:family="table-row">
      <style:table-row-properties style:row-height="16.023cm" fo:break-before="auto" style:use-optimal-row-height="true"/>
    </style:style>
    <style:style style:name="ro19" style:family="table-row">
      <style:table-row-properties style:row-height="0.452cm" fo:break-before="auto" style:use-optimal-row-height="true"/>
    </style:style>
    <style:style style:name="ro20" style:family="table-row">
      <style:table-row-properties style:row-height="6.297cm" fo:break-before="auto" style:use-optimal-row-height="true"/>
    </style:style>
    <style:style style:name="ro21" style:family="table-row">
      <style:table-row-properties style:row-height="2.399cm" fo:break-before="auto" style:use-optimal-row-height="true"/>
    </style:style>
    <style:style style:name="ro22" style:family="table-row">
      <style:table-row-properties style:row-height="5.133cm" fo:break-before="auto" style:use-optimal-row-height="true"/>
    </style:style>
    <style:style style:name="ro23" style:family="table-row">
      <style:table-row-properties style:row-height="3.563cm" fo:break-before="auto" style:use-optimal-row-height="true"/>
    </style:style>
    <style:style style:name="ro24" style:family="table-row">
      <style:table-row-properties style:row-height="12.524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table-cell-properties fo:wrap-option="wrap"/>
    </style:style>
    <style:style style:name="ce2" style:family="table-cell" style:parent-style-name="Default" style:data-style-name="N49">
      <style:table-cell-properties fo:wrap-option="wrap"/>
    </style:style>
    <style:style style:name="ce3" style:family="table-cell" style:parent-style-name="Default">
      <style:text-properties style:font-name="Liberation Serif" style:font-name-asian="Segoe UI" style:font-name-complex="Tahoma"/>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font-name="Liberation Serif" style:font-name-asian="Segoe UI" style:font-name-complex="Tahoma"/>
    </style:style>
    <style:style style:name="ce6" style:family="table-cell" style:parent-style-name="Default">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ize="10pt" fo:font-weight="normal" style:font-size-asian="10pt" style:font-size-complex="10pt" style:font-weight-asian="normal" style:font-weight-complex="normal"/>
    </style:style>
    <style:style style:name="T2" style:family="text">
      <style:text-properties fo:font-size="22pt" fo:font-weight="bold" style:font-size-asian="22pt" style:font-size-complex="22pt" style:font-weight-asian="bold" style:font-weight-complex="bold"/>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3" table:default-cell-style-name="Default"/>
        <table:table-column table:style-name="co1" table:default-cell-style-name="ce1"/>
        <table:table-column table:style-name="co2" table:default-cell-style-name="ce1"/>
        <table:table-column table:style-name="co1" table:default-cell-style-name="ce3"/>
        <table:table-column table:style-name="co1" table:number-columns-repeated="2" table:default-cell-style-name="Default"/>
        <table:table-row table:style-name="ro1">
          <table:table-cell table:style-name="ce1" office:value-type="string" calcext:value-type="string">
            <text:p>1</text:p>
            <text:p/>
          </table:table-cell>
          <table:table-cell office:value-type="string" calcext:value-type="string">
            <text:p>r/gaming</text:p>
          </table:table-cell>
          <table:table-cell table:style-name="ce2" office:value-type="date" office:date-value="1905-07-17" calcext:value-type="date">
            <text:p>1905-07-17</text:p>
          </table:table-cell>
          <table:table-cell table:style-name="Default" office:value-type="string" calcext:value-type="string">
            <text:p>SnakesMcGee</text:p>
          </table:table-cell>
          <table:table-cell table:style-name="ce5" office:value-type="string" calcext:value-type="string">
            <text:p>Annihilation was a great movie, and probably the best adaptation one could make, but it did miss the kafkaesque paranoia and confusion of the novella it was based on. </text:p>
          </table:table-cell>
          <table:table-cell table:style-name="ce1"/>
          <table:table-cell office:value-type="string" calcext:value-type="string">
            <text:p>Ästhetisch</text:p>
          </table:table-cell>
          <table:table-cell table:style-name="ce3" office:value-type="string" calcext:value-type="string">
            <text:p><text:a xlink:href="https://www.reddit.com/r/gaming/comments/1lehn0i/comment/myjv8hf/" xlink:type="simple">'Elden Ring' Movie Director Alex Garland Is on His 7th Playthrough of the Game, Reveals His Toughest Boss - “I'm now on my seventh playthrough. I've leveled up, I've got lots of juice, and a cool sword. I thought Radahn was quite easy... It's Malenia who's the tough one." : r/gaming</text:a> </text:p>
          </table:table-cell>
        </table:table-row>
        <table:table-row table:style-name="ro2">
          <table:table-cell office:value-type="float" office:value="2" calcext:value-type="float">
            <text:p>2</text:p>
          </table:table-cell>
          <table:table-cell office:value-type="string" calcext:value-type="string">
            <text:p>r/gaming</text:p>
          </table:table-cell>
          <table:table-cell office:value-type="float" office:value="2014" calcext:value-type="float">
            <text:p>2014</text:p>
          </table:table-cell>
          <table:table-cell table:style-name="Default"/>
          <table:table-cell office:value-type="string" calcext:value-type="string">
            <text:p/>
            <text:p><text:span text:style-name="T1">Cube Koala is looking for beta testers for their upcoming iOS title! Cube Koala is an intense puzzler where you play as a koala placed in a kafkaesque tesseract containing deadly traps! If you are interested, please head over and share your email to enter the beta! Any help is appreciated! :)</text:span></text:p>
            <text:p/>
          </table:table-cell>
          <table:table-cell table:style-name="Default"/>
          <table:table-cell/>
          <table:table-cell table:style-name="ce3" office:value-type="string" calcext:value-type="string">
            <text:p><text:a xlink:href="https://www.reddit.com/r/gaming/comments/2wewzp/cube_koala_is_looking_for_beta_testers_for_their/" xlink:type="simple">Cube Koala is looking for beta testers for their upcoming iOS title! Cube Koala is an intense puzzler where you play as a koala placed in a kafkaesque tesseract containing deadly traps! If you are interested, please head over and share your email to enter the beta! Any help is appreciated! :) : r/gaming</text:a> </text:p>
          </table:table-cell>
        </table:table-row>
        <table:table-row table:style-name="ro3">
          <table:table-cell office:value-type="float" office:value="3" calcext:value-type="float">
            <text:p>3</text:p>
          </table:table-cell>
          <table:table-cell office:value-type="string" calcext:value-type="string">
            <text:p>r/gaming</text:p>
          </table:table-cell>
          <table:table-cell office:value-type="float" office:value="2024" calcext:value-type="float">
            <text:p>2024</text:p>
          </table:table-cell>
          <table:table-cell office:value-type="string" calcext:value-type="string">
            <text:p><text:a xlink:href="https://www.reddit.com/user/pschon/" xlink:type="simple">pschon</text:a></text:p>
            <text:p/>
          </table:table-cell>
          <table:table-cell office:value-type="string" calcext:value-type="string">
            <text:p>This. Dealing with Microsoft can be pretty much a kafkaesque bureaucratic nightmare. Even after you've already established some relationship with them and have actual contracts about publishing on their platform.</text:p>
            <text:p>Sony keeps going back and forth between being great for smaller studios and completely ignoring them, depending on who's in charge at the moment, while Microsoft has managed a constant level of never-ending corporate bureaucracy.</text:p>
            <text:p/>
          </table:table-cell>
          <table:table-cell table:style-name="Default"/>
          <table:table-cell/>
          <table:table-cell table:style-name="ce3" office:value-type="string" calcext:value-type="string">
            <text:p><text:a xlink:href="https://www.reddit.com/r/gaming/comments/1fumtif/comment/lq0lh6b/" xlink:type="simple">Xbox Wants To Know Why Devs Avoid Their Consoles : r/gaming</text:a> </text:p>
          </table:table-cell>
        </table:table-row>
        <table:table-row table:style-name="ro4">
          <table:table-cell office:value-type="float" office:value="4" calcext:value-type="float">
            <text:p>4</text:p>
          </table:table-cell>
          <table:table-cell table:style-name="ce1" office:value-type="string" calcext:value-type="string">
            <text:p>r/gaming</text:p>
          </table:table-cell>
          <table:table-cell office:value-type="float" office:value="2024" calcext:value-type="float">
            <text:p>2024</text:p>
          </table:table-cell>
          <table:table-cell office:value-type="string" calcext:value-type="string">
            <text:p><text:a xlink:href="https://www.reddit.com/user/iwishihadnobones/" xlink:type="simple">iwishihadnobones</text:a></text:p>
            <text:p/>
          </table:table-cell>
          <table:table-cell office:value-type="string" calcext:value-type="string">
            <text:p>So esperpento is described as a spanish literary style that uses distorted descriptions of reality in order to criticize society. Leading themes include death, the grotesque, and the reduction of human beings to objects. </text:p>
            <text:p>Esperpentic then, would be of, or relating to that style. In the same way as we might say kafkaesque, or orwellian.</text:p>
            <text:p/>
          </table:table-cell>
          <table:table-cell table:style-name="Default"/>
          <table:table-cell/>
          <table:table-cell table:style-name="ce3" office:value-type="string" calcext:value-type="string">
            <text:p><text:a xlink:href="https://www.reddit.com/r/gaming/comments/1fe4dkt/comment/lmla4bl/" xlink:type="simple">Thanks EA for killing yet another franchise : r/gaming</text:a> </text:p>
          </table:table-cell>
        </table:table-row>
        <table:table-row table:style-name="ro5">
          <table:table-cell office:value-type="float" office:value="5" calcext:value-type="float">
            <text:p>5</text:p>
          </table:table-cell>
          <table:table-cell table:style-name="ce1" office:value-type="string" calcext:value-type="string">
            <text:p>r/gaming</text:p>
          </table:table-cell>
          <table:table-cell office:value-type="float" office:value="2024" calcext:value-type="float">
            <text:p>2024</text:p>
          </table:table-cell>
          <table:table-cell table:style-name="Default" office:value-type="string" calcext:value-type="string">
            <text:p>deleted</text:p>
          </table:table-cell>
          <table:table-cell table:style-name="ce3" office:value-type="string" calcext:value-type="string">
            <text:p>stoners to. sometimes it's fun to just get high, mod the sims out like crazy and just laugh at all the inhuman Kafkaesque torture you can put these virtual people through. </text:p>
          </table:table-cell>
          <table:table-cell table:style-name="Default"/>
          <table:table-cell/>
          <table:table-cell table:style-name="ce3" office:value-type="string" calcext:value-type="string">
            <text:p><text:a xlink:href="https://www.reddit.com/r/gaming/comments/1d4sxay/comment/l6kymvo/" xlink:type="simple">The Sims 4 Is Launching Battle Pass-Style Timed Events, and Fans Aren't Happy : r/gaming</text:a> </text:p>
          </table:table-cell>
        </table:table-row>
        <table:table-row table:style-name="ro6">
          <table:table-cell office:value-type="float" office:value="6" calcext:value-type="float">
            <text:p>6</text:p>
          </table:table-cell>
          <table:table-cell table:style-name="ce1" office:value-type="string" calcext:value-type="string">
            <text:p>r/gaming</text:p>
          </table:table-cell>
          <table:table-cell office:value-type="float" office:value="2024" calcext:value-type="float">
            <text:p>2024</text:p>
          </table:table-cell>
          <table:table-cell office:value-type="string" calcext:value-type="string">
            <text:p><text:a xlink:href="https://www.reddit.com/user/GloomyRedPanda/" xlink:type="simple">GloomyRedPanda</text:a></text:p>
            <text:p/>
          </table:table-cell>
          <table:table-cell office:value-type="string" calcext:value-type="string">
            <text:p>I gotta pay taxes? What's up with that? That's messed up. That's Kafkaesque.</text:p>
            <text:p/>
          </table:table-cell>
          <table:table-cell table:style-name="Default"/>
          <table:table-cell/>
          <table:table-cell table:style-name="ce3" office:value-type="string" calcext:value-type="string">
            <text:p><text:a xlink:href="https://www.reddit.com/r/gaming/comments/1dl694p/comment/l9nyyek/" xlink:type="simple">If a game can be “roguelike” then what game is “rogue”? : r/gaming</text:a> </text:p>
          </table:table-cell>
        </table:table-row>
        <table:table-row table:style-name="ro5">
          <table:table-cell office:value-type="float" office:value="7" calcext:value-type="float">
            <text:p>7</text:p>
          </table:table-cell>
          <table:table-cell table:style-name="ce1" office:value-type="string" calcext:value-type="string">
            <text:p>r/gaming</text:p>
          </table:table-cell>
          <table:table-cell office:value-type="float" office:value="2023" calcext:value-type="float">
            <text:p>2023</text:p>
          </table:table-cell>
          <table:table-cell table:style-name="ce3" office:value-type="string" calcext:value-type="string">
            <text:p><text:a xlink:href="https://www.reddit.com/user/baccus83/" xlink:type="simple">baccus83</text:a> </text:p>
          </table:table-cell>
          <table:table-cell table:style-name="ce3" office:value-type="string" calcext:value-type="string">
            <text:p>NPC quests in Elden Ring are a kafkaesque nightmare. I don’t know how anyone figures them out without a guide. I know From is all about organic discovery and not holding the player’s hand at all, but the quests are way too obtuse and it’s often impossible to know what you’re really supposed to do or what the next step is, or whether you’re going to trigger an event that will prematurely end the quest. </text:p>
          </table:table-cell>
          <table:table-cell table:style-name="Default"/>
          <table:table-cell/>
          <table:table-cell table:style-name="ce3" office:value-type="string" calcext:value-type="string">
            <text:p><text:a xlink:href="https://www.reddit.com/r/gaming/comments/18cfwhv/comment/kcc0vdi/" xlink:type="simple">What video game doesn't hold your hand enough? : r/gaming</text:a> </text:p>
          </table:table-cell>
        </table:table-row>
        <table:table-row table:style-name="ro4">
          <table:table-cell/>
          <table:table-cell table:style-name="ce1" office:value-type="string" calcext:value-type="string">
            <text:p>r/gaming</text:p>
          </table:table-cell>
          <table:table-cell office:value-type="float" office:value="2023" calcext:value-type="float">
            <text:p>2023</text:p>
          </table:table-cell>
          <table:table-cell table:style-name="ce3" office:value-type="string" calcext:value-type="string">
            <text:p><text:a xlink:href="https://www.reddit.com/user/DavidTheHumanzee/" xlink:type="simple">DavidTheHumanzee</text:a> </text:p>
          </table:table-cell>
          <table:table-cell office:value-type="string" calcext:value-type="string">
            <text:p>and you are massively underestimating quite how powerful Japan's nation identity is within Japan.</text:p>
            <text:p>There is so many rules, restrictions and other assorted Kafkaesque xenophobic bureaucracy in play that it seriously levels the playing field in a way other westen/westen allied countries could never do.</text:p>
            <text:p/>
          </table:table-cell>
          <table:table-cell table:style-name="Default"/>
          <table:table-cell/>
          <table:table-cell table:style-name="ce3" office:value-type="string" calcext:value-type="string">
            <text:p><text:a xlink:href="https://www.reddit.com/r/gaming/comments/16mlwaw/comment/k1aeema/" xlink:type="simple">Microsoft Is Looking To Acquire Nintendo "At Some Point", Mario Maker's Future "Exists Off Of Its HW" : r/gaming</text:a> </text:p>
          </table:table-cell>
        </table:table-row>
        <table:table-row table:style-name="ro6">
          <table:table-cell/>
          <table:table-cell table:style-name="ce1" office:value-type="string" calcext:value-type="string">
            <text:p>r/gaming</text:p>
          </table:table-cell>
          <table:table-cell office:value-type="float" office:value="2024" calcext:value-type="float">
            <text:p>2024</text:p>
          </table:table-cell>
          <table:table-cell office:value-type="string" calcext:value-type="string">
            <text:p><text:a xlink:href="https://www.reddit.com/user/GoDark1569/" xlink:type="simple">GoDark1569</text:a></text:p>
            <text:p/>
          </table:table-cell>
          <table:table-cell table:style-name="ce3" office:value-type="string" calcext:value-type="string">
            <text:p>Minecraft, its like the greed that was mentioned in the bible mixed with kafkaesque absurdity </text:p>
          </table:table-cell>
          <table:table-cell table:style-name="Default"/>
          <table:table-cell/>
          <table:table-cell table:style-name="ce3" office:value-type="string" calcext:value-type="string">
            <text:p><text:a xlink:href="https://www.reddit.com/r/gaming/comments/1beycpv/comment/kuxq77m/" xlink:type="simple">What games have the biggest Xp grinds to get to max level? : r/gaming</text:a> </text:p>
          </table:table-cell>
        </table:table-row>
        <table:table-row table:style-name="ro4">
          <table:table-cell/>
          <table:table-cell table:style-name="ce1" office:value-type="string" calcext:value-type="string">
            <text:p>r/gaming</text:p>
          </table:table-cell>
          <table:table-cell office:value-type="float" office:value="2021" calcext:value-type="float">
            <text:p>2021</text:p>
          </table:table-cell>
          <table:table-cell office:value-type="string" calcext:value-type="string">
            <text:p><text:a xlink:href="https://www.reddit.com/user/CanalAnswer/" xlink:type="simple">CanalAnswer</text:a></text:p>
            <text:p/>
          </table:table-cell>
          <table:table-cell table:style-name="ce5" office:value-type="string" calcext:value-type="string">
            <text:p>Super Mario Bros. In a damning indictment of the Kafkaesque nature of the stochastic terrorism inflicted upon the proletariat by the bourgeoisie, a lone plumber is forced to work in unsafe conditions to earn enough to feed his family (whom he never sees, because he’s working all the time!). Worse, he’s tasked with rescuing the symbol of oppression and privilege, a Princess! He has so internalized his oppression that he would rather perpetuate his family’s subjugation than let the state wither away. </text:p>
          </table:table-cell>
          <table:table-cell table:style-name="Default"/>
          <table:table-cell/>
          <table:table-cell table:style-name="ce3" office:value-type="string" calcext:value-type="string">
            <text:p><text:a xlink:href="https://www.reddit.com/r/gaming/comments/qfxtif/comment/hi2qbxd/" xlink:type="simple">What video game world has the most immersive lore? : r/gaming</text:a> </text:p>
          </table:table-cell>
        </table:table-row>
        <table:table-row table:style-name="ro7">
          <table:table-cell/>
          <table:table-cell table:style-name="ce1" office:value-type="string" calcext:value-type="string">
            <text:p>r/de</text:p>
          </table:table-cell>
          <table:table-cell office:value-type="float" office:value="2024" calcext:value-type="float">
            <text:p>2024</text:p>
          </table:table-cell>
          <table:table-cell table:style-name="ce3" office:value-type="string" calcext:value-type="string">
            <text:p><text:a xlink:href="https://www.reddit.com/user/number_crunch3r/" xlink:type="simple">number_crunch3r</text:a> </text:p>
          </table:table-cell>
          <table:table-cell office:value-type="string" calcext:value-type="string">
            <text:p><text:span text:style-name="T2">Warum sind deutsche Ämter derartig kafkaesk dysfunktionale Irrenhäuser?</text:span></text:p>
            <text:p><text:a xlink:href="https://www.reddit.com/r/de/?f=flair_name%3A%22TIRADE%22" xlink:type="simple">TIRADE</text:a></text:p>
            <text:p>Man versuche, ein neues Fahrzeug anzumelden. Das sollte doch auch aus dem Ausland heraus (wo ich mich gerade befinde) möglich sein. Zumindest so mein naiver Glaube. Denn: Seit Neustem kann sein Fahrzeug SCHNELL UND EINFACH (HAHAHA) auch online zulassen.</text:p>
            <text:p>Es geht los, dass man sich einen Account beim Behoerden-Serviceportal(.de) anlegt, den man via "BundID", onlinefähigem Personalausweis mit freigeschalteter "eID-Funktion" inklusive sechsstelliger PIN, "AusweisApp2", oder Elsterzertifikatsdatei verifizieren kann. Letzteres habe ich zum Glück, und nach nur wenigen Anläufen und Neuladen der Seite ohne Addblocker ging es dann auch zur Anmeldung.</text:p>
            <text:p>Wenn das geschafft ist, versucht man den beschissenen Link zum online-Zulassungsformular zu finden. Nach einigen Minuten auf einer sehr schön gestalteten Webanwendung, stellt man dann fest, dass diese Anwendung (sehr aufwändig und schön gestaltet) nur dazu da ist, um anzuzeigen, welche Landratsämter THEORETISCH auch die Zulassung durch Onlinemaske erlauben. Also weiter auf der Seite des lokalen Landratsamtes. Da findet man dann gut übersichtlich zwischen Anträgen auf Bestattung und Info-PDFs den Link zur Onlinezulassung. Wenn das geschafft ist, hat das geile Behoerden-Serviceportal(.de) erstmal Wartungsarbeiten und man legt lieber einen Tag Pause ein (auch besser für das Wohlbefinden und den Blutdruck).</text:p>
            <text:p>Nachdem man irgendwann erfolgreich den Onlineantrag angefangen hat, stellt man fest, dass bei allem, was vom HEILIGEN SYSTEM als Fehler erkannt wird, das Formular zurückgesetzt wird und man von vorne anfangen darf. Informationen wie zum Beispiel "Ach, du möchtest ein Re-import-Fahrzeug zulassen? Ja das geht natürlich nicht, mach lieber mal einen Termin beim LRA" werden der Übersicht halber zurückgehalten. Es werden übrigens immer nur zwei Fehler erlaubt, dann darf man DER SICHERHEIT WEGEN neu anfangen. Ein Glück, ich hätte sonst Angst gehackt zu werden. Wenn man sich dann erkundigen möchte, warum der SCHEISS NICHT FUNKTIONIERT UND DIE FAHRGESTELLNUMMER NICHT ERKANNT WIRD, stellt man vielleicht fest, dass die deutsche Servicehotline der entsprechenden Behörde nur aus dem Inland heraus (was zum Fick) erreichbar ist. Dafür gibt es dann eine entsprechende Bandansage, gefolgt von einem befriedigenden Freizeichen. Dann wird einem mitgeteilt, dass man zum Zulassen vom Fahrzeug die Zulassungsbeschinigung Teil II benötigt. Die bekommt man aber - ihr habt's euch bestimmt schon gedacht - erst bei der Erstzulassung.</text:p>
            <text:p/>
          </table:table-cell>
          <table:table-cell table:style-name="Default"/>
          <table:table-cell/>
          <table:table-cell table:style-name="ce3" office:value-type="string" calcext:value-type="string">
            <text:p><text:a xlink:href="https://www.reddit.com/r/de/comments/1h1za3k/warum_sind_deutsche_ämter_derartig_kafkaesk/" xlink:type="simple">Warum sind deutsche Ämter derartig kafkaesk dysfunktionale Irrenhäuser? : r/de</text:a> </text:p>
          </table:table-cell>
        </table:table-row>
        <table:table-row table:style-name="ro8">
          <table:table-cell/>
          <table:table-cell table:style-name="ce1" office:value-type="string" calcext:value-type="string">
            <text:p>r/de</text:p>
          </table:table-cell>
          <table:table-cell table:style-name="ce1" office:value-type="float" office:value="2025" calcext:value-type="float">
            <text:p>2025</text:p>
          </table:table-cell>
          <table:table-cell table:style-name="ce4" office:value-type="string" calcext:value-type="string">
            <text:p><text:a xlink:href="https://www.reddit.com/user/Vinterblot/" xlink:type="simple">Vinterblot</text:a></text:p>
          </table:table-cell>
          <table:table-cell table:style-name="ce4" office:value-type="string" calcext:value-type="string">
            <text:p>Absolut kafkaesk. Du kommst unschuldig in Haft und wirst ohne Beweise nur deshalb verurteilt, weil dort ein Mitgefangener, der nichts über dich, das Opfer und deinen Fall weiß, eine Falschaussage macht, die er nie gemacht hätte, wärst du nicht unschuldig in Haft. Mir wird schwindelig. </text:p>
          </table:table-cell>
          <table:table-cell office:value-type="string" calcext:value-type="string">
            <text:p><text:a xlink:href="https://www.reddit.com/r/de/comments/1kz1um6/comment/mv1z7mt/" xlink:type="simple">Gutachten: Vermeintlicher Mord an Hanna Wörndl könnte Unfall gewesen sein : r/de</text:a> </text:p>
          </table:table-cell>
          <table:table-cell table:number-columns-repeated="2"/>
        </table:table-row>
        <table:table-row table:style-name="ro9">
          <table:table-cell/>
          <table:table-cell table:style-name="ce1" office:value-type="string" calcext:value-type="string">
            <text:p>r/de</text:p>
          </table:table-cell>
          <table:table-cell office:value-type="float" office:value="2025" calcext:value-type="float">
            <text:p>2025</text:p>
          </table:table-cell>
          <table:table-cell table:style-name="ce4" office:value-type="string" calcext:value-type="string">
            <text:p><text:a xlink:href="https://www.reddit.com/user/just_reading2025/" xlink:type="simple">just_reading2025</text:a> </text:p>
          </table:table-cell>
          <table:table-cell office:value-type="string" calcext:value-type="string">
            <text:p>Zahlreiche Kreisverbände der Grünen Jugend, der Linken sowie die Partei der Humanisten haben den Zugang zu ihren Instagram-Accounts verloren. Die Betroffenen können sich nicht erklären, warum. Der Versuch der Aufklärung ist eine kafkaeske Mission.</text:p>
            <text:p>[...]</text:p>
            <text:p>Um weniger abhängig von den Tech-Giganten zu sein, posten Olayiwola-Olosun und seine Mitstreiter*innen mittlerweile alle Inhalte auch auf der offenen Plattform Mastodon.</text:p>
            <text:p/>
          </table:table-cell>
          <table:table-cell table:style-name="ce4" office:value-type="string" calcext:value-type="string">
            <text:p><text:a xlink:href="https://www.reddit.com/r/de/comments/1lgas1e/comment/myuqizk/" xlink:type="simple">Instagram sperrt Accounts politischer Organisationen : r/de</text:a> </text:p>
          </table:table-cell>
          <table:table-cell table:number-columns-repeated="2"/>
        </table:table-row>
        <table:table-row table:style-name="ro4">
          <table:table-cell/>
          <table:table-cell table:style-name="ce1" office:value-type="string" calcext:value-type="string">
            <text:p>r/de</text:p>
          </table:table-cell>
          <table:table-cell office:value-type="float" office:value="2025" calcext:value-type="float">
            <text:p>2025</text:p>
          </table:table-cell>
          <table:table-cell table:style-name="ce3" office:value-type="string" calcext:value-type="string">
            <text:p><text:a xlink:href="https://www.reddit.com/user/hi65435/" xlink:type="simple">hi65435</text:a> </text:p>
          </table:table-cell>
          <table:table-cell office:value-type="string" calcext:value-type="string">
            <text:p>Naja Bürojobs halt, also Burnout, Rücken, ... Ich sag mal so, bei genug Stress melden sich einfach zufällige Teile des Körpers je nach Person und zunehmenden Alter. Das kann dann auch bis zur Arbeitsunfähigkeit reichen</text:p>
            <text:p>(Keine Ahnung, was die bei Banken den ganzen Tag machen. Aber ich nehme an es ist nicht weniger kafkaesk als ein IT-Job)</text:p>
            <text:p/>
          </table:table-cell>
          <table:table-cell office:value-type="string" calcext:value-type="string">
            <text:p><text:a xlink:href="https://www.reddit.com/r/de/comments/1itrt0w/comment/mdrokd5/" xlink:type="simple">Braunschweiger PSD-Bank | Vier-Tage-Woche: „Unser Krankenstand hat sich nahezu halbiert“ : r/de</text:a> </text:p>
          </table:table-cell>
          <table:table-cell table:number-columns-repeated="2"/>
        </table:table-row>
        <table:table-row table:style-name="ro10">
          <table:table-cell/>
          <table:table-cell table:style-name="ce1" office:value-type="string" calcext:value-type="string">
            <text:p>r/de</text:p>
          </table:table-cell>
          <table:table-cell office:value-type="float" office:value="2025" calcext:value-type="float">
            <text:p>2025</text:p>
          </table:table-cell>
          <table:table-cell office:value-type="string" calcext:value-type="string">
            <text:p><text:a xlink:href="https://www.reddit.com/user/d-otto/" xlink:type="simple">d-otto</text:a></text:p>
            <text:p/>
          </table:table-cell>
          <table:table-cell office:value-type="string" calcext:value-type="string">
            <text:p>Es ist zumindest erfrischend, in der Sorte Diskussion mal von jemandem zu lesen, der gern hätte, dass die mutmaßlich weiße Frau, die den mutmaßlich schwarzen Mann erstochen hat, härter bestraft wird. In jeder anderen Hinsicht hast du a) keine Ahnung und b) eine extrem selektive Wahrnehmung der Informationen, die du so vor dir hast.</text:p>
            <text:p>Du warst nicht dabei, du hast den Prozess nicht verfolgt, du ignorierst die Hälfte der Informationen aus den Artikeln, die du so liest und dann unterstellst du noch mit der gesammelten kriminalistischen Erfahrung von einem Schluck Wasser alles Mögliche. Mögest du nie in die Fänge eines Strafjustizsystems kommen, dass so kafkaesk ist, wie du es gern hättest.</text:p>
            <text:p/>
          </table:table-cell>
          <table:table-cell office:value-type="string" calcext:value-type="string">
            <text:p><text:a xlink:href="https://www.reddit.com/r/de/comments/1k2ba74/comment/mnz5cyi/" xlink:type="simple">Anklage: Berliner Palliativarzt soll 15 Menschen ermordet haben : r/de</text:a> </text:p>
          </table:table-cell>
          <table:table-cell table:number-columns-repeated="2"/>
        </table:table-row>
        <table:table-row table:style-name="ro11">
          <table:table-cell/>
          <table:table-cell table:style-name="ce1" office:value-type="string" calcext:value-type="string">
            <text:p>r/de</text:p>
          </table:table-cell>
          <table:table-cell office:value-type="float" office:value="2024" calcext:value-type="float">
            <text:p>2024</text:p>
          </table:table-cell>
          <table:table-cell office:value-type="string" calcext:value-type="string">
            <text:p><text:a xlink:href="https://www.reddit.com/user/bond0815/" xlink:type="simple">bond0815</text:a></text:p>
            <text:p/>
          </table:table-cell>
          <table:table-cell office:value-type="string" calcext:value-type="string">
            <text:p>Das Problem ist halt wie so eine wirksame Handlung aussehen soll</text:p>
            <text:p>Der erste Schritt wäre halt sich nicht ständig selbst lächerliche rote Linien aufzuerlegen wie bspw. beim Thema Taurus, während Russland selbst auf solche roten Linien pfeift.</text:p>
            <text:p>Ich meine die Tatsache dass die Ukraine bis vor wenigen Wochen ja nichtmal mit westlichen Waffen über die Grenze direkt zurückschießen durfte ist ja eigentlich kafkaesk.</text:p>
            <text:p/>
          </table:table-cell>
          <table:table-cell office:value-type="string" calcext:value-type="string">
            <text:p><text:a xlink:href="https://www.reddit.com/r/de/comments/1fmns7s/comment/loc515t/" xlink:type="simple">Videos belegen Tötung gefangen genommener ukrainischer Soldaten : r/de</text:a> </text:p>
          </table:table-cell>
          <table:table-cell table:number-columns-repeated="2"/>
        </table:table-row>
        <table:table-row table:style-name="ro12">
          <table:table-cell/>
          <table:table-cell table:style-name="ce1" office:value-type="string" calcext:value-type="string">
            <text:p>r/de</text:p>
          </table:table-cell>
          <table:table-cell office:value-type="float" office:value="2025" calcext:value-type="float">
            <text:p>2025</text:p>
          </table:table-cell>
          <table:table-cell table:style-name="ce3" office:value-type="string" calcext:value-type="string">
            <text:p><text:a xlink:href="https://www.reddit.com/user/alfredadamski/" xlink:type="simple">alfredadamski</text:a></text:p>
          </table:table-cell>
          <table:table-cell office:value-type="string" calcext:value-type="string">
            <text:p>Das ist aber dann am Ende eine hinterfotzige Art der Rentenkürzung und mehr nicht. Und im gewissen Sinne kafkaesk: Du sollst länger arbeiten, also bis 70, wirst aber mit 55 entlassen und bekommst danach nie wieder einen Job (im Extremfall), kannst also gar nicht 70 arbeiten. </text:p>
            <text:p>Vielleicht hätte solch eine Rentenkürzung durch die Hintertür einen ähnlichen Effekt wie der Lummer-Erlass von Heinrich Lummer. Gemäß dem sollten alle arbeitslosen Ausländer ab 18 Jahren abgeschoben werden. Was haben die Türken gemacht, die gerade damals (80er Jahre) ihren Job verloren hatten und schnell keinen neuen gefunden haben? Döner-Läden eröffnet, weil das verhältnismäßig einfach ging. Das ist der Grund, warum in der Zeit sehr viele Döner-Imbisse eröffnet wurden. Da ging es nicht ums große Geld verdienen, sondern darum, nicht arbeitslos zu sein. Ich weiß aber nicht, womit 55jährige Leute sich verhältnismäßig einfach selbstständig machen könnten. Deutschland braucht keine drölfzig Millionen Burger- oder Currywurst-Buden. </text:p>
            <text:p/>
          </table:table-cell>
          <table:table-cell office:value-type="string" calcext:value-type="string">
            <text:p><text:a xlink:href="https://www.reddit.com/r/de/comments/1l1joph/comment/mvs0q01/" xlink:type="simple">Fachkräftemangel: Lars Klingbeils Berater Jens Südekum fordert gelockerten Kündigungsschutz für Ältere : r/de</text:a> </text:p>
          </table:table-cell>
          <table:table-cell table:number-columns-repeated="2"/>
        </table:table-row>
        <table:table-row table:style-name="ro5">
          <table:table-cell/>
          <table:table-cell table:style-name="ce1" office:value-type="string" calcext:value-type="string">
            <text:p>r/de</text:p>
          </table:table-cell>
          <table:table-cell office:value-type="float" office:value="2024" calcext:value-type="float">
            <text:p>2024</text:p>
          </table:table-cell>
          <table:table-cell table:style-name="ce3" office:value-type="string" calcext:value-type="string">
            <text:p><text:a xlink:href="https://www.reddit.com/user/Jan-Nachtigall/" xlink:type="simple">Jan-Nachtigall</text:a> </text:p>
          </table:table-cell>
          <table:table-cell table:style-name="ce3" office:value-type="string" calcext:value-type="string">
            <text:p>Die Rechtslage im Vatikan ist ziemlich Kafkaesk. </text:p>
          </table:table-cell>
          <table:table-cell office:value-type="string" calcext:value-type="string">
            <text:p><text:a xlink:href="https://www.reddit.com/r/de/comments/1cqrfws/comment/l3tqugd/" xlink:type="simple">Vatikan: Angestellte der Museen drohen mit Sammelklage wegen schlechter Arbeitsbedingungen. Zu wenig Lohn, zu viele Besucher: Die Mitarbeiter der Museen im Vatikan sind unzufrieden. Jetzt könnten sie sich juristisch zur Wehr setzen. : r/de</text:a> </text:p>
          </table:table-cell>
          <table:table-cell table:number-columns-repeated="2"/>
        </table:table-row>
        <table:table-row table:style-name="ro1">
          <table:table-cell/>
          <table:table-cell table:style-name="ce1" office:value-type="string" calcext:value-type="string">
            <text:p>r/de</text:p>
          </table:table-cell>
          <table:table-cell office:value-type="float" office:value="2025" calcext:value-type="float">
            <text:p>2025</text:p>
          </table:table-cell>
          <table:table-cell office:value-type="string" calcext:value-type="string">
            <text:p><text:a xlink:href="https://www.reddit.com/user/Abbelgrutze/" xlink:type="simple">Abbelgrutze</text:a></text:p>
            <text:p/>
          </table:table-cell>
          <table:table-cell table:style-name="ce3" office:value-type="string" calcext:value-type="string">
            <text:p>Ich als Deutsche, die im angrenzendes Ausland lebt und wegen Anstellung in Deutschland Kindergeld erhält, frage mich das andauernd. Wir müssen alle paar Monate der Familienkasse Nachweise erbringen und die Beantragung zur Geburt war fast schon kafkaesk. Ich erkläre es mir mittlerweile so, dass die ausländischen Behörden da massiv am Betrug mitbeteiligt sind, geschmiert werden zB, anders funktioniert es einfach nicht. </text:p>
          </table:table-cell>
          <table:table-cell office:value-type="string" calcext:value-type="string">
            <text:p><text:a xlink:href="https://www.reddit.com/r/de/comments/1iykomc/comment/mevili5/" xlink:type="simple">Weißer Riese in Duisburg: Großkontrolle deckt Dutzende Fälle von Sozialbetrug auf : r/de</text:a> </text:p>
          </table:table-cell>
          <table:table-cell table:number-columns-repeated="2"/>
        </table:table-row>
        <table:table-row table:style-name="ro13">
          <table:table-cell/>
          <table:table-cell table:style-name="ce1" office:value-type="string" calcext:value-type="string">
            <text:p>r/de</text:p>
          </table:table-cell>
          <table:table-cell office:value-type="float" office:value="2024" calcext:value-type="float">
            <text:p>2024</text:p>
          </table:table-cell>
          <table:table-cell office:value-type="string" calcext:value-type="string">
            <text:p><text:a xlink:href="https://www.reddit.com/user/YouAreALizardHarry/" xlink:type="simple">YouAreALizardHarry</text:a></text:p>
            <text:p/>
          </table:table-cell>
          <table:table-cell office:value-type="string" calcext:value-type="string">
            <text:p>Danke für den Bericht, dein Erlebnis hat das Zeug für eine kafkaeske Kurzgeschichte oder einen Film, wie schon jemand schrieb.</text:p>
            <text:p>Die ältere Frau im Rollstuhl tut mir auch Leid, schlimmer hängen gelassen werden kann man ja fast nicht.</text:p>
            <text:p/>
          </table:table-cell>
          <table:table-cell office:value-type="string" calcext:value-type="string">
            <text:p><text:a xlink:href="https://www.reddit.com/r/de/comments/1dfxd55/comment/l8mzu0l/" xlink:type="simple">DB rant : r/de</text:a> </text:p>
          </table:table-cell>
          <table:table-cell table:number-columns-repeated="2"/>
        </table:table-row>
        <table:table-row table:style-name="ro14">
          <table:table-cell/>
          <table:table-cell office:value-type="string" calcext:value-type="string">
            <text:p>r/de</text:p>
          </table:table-cell>
          <table:table-cell office:value-type="float" office:value="2024" calcext:value-type="float">
            <text:p>2024</text:p>
          </table:table-cell>
          <table:table-cell office:value-type="string" calcext:value-type="string">
            <text:p><text:a xlink:href="https://www.reddit.com/user/TheCynicEpicurean/" xlink:type="simple">TheCynicEpicurean</text:a></text:p>
            <text:p/>
          </table:table-cell>
          <table:table-cell office:value-type="string" calcext:value-type="string">
            <text:p>Mir ist letztens erst etwas klar geworden:</text:p>
            <text:p>Faschismus ist global immer dasselbe, aber kommt in sehr spezifischen nationalen Ausprägungen daher.</text:p>
            <text:p>Die deutsche war sehr bürokratisch, düster, inspiriert von Nietzsche, Herder und der Romantik, manchmal fast Kafkaesk. Die Träger waren die Blockwarte, die für ein bisschen Macht in der Nachbarschaft alles tun würden, solange die Verordnung laminiert ist.</text:p>
            <text:p>Die amerikanische wird 4chan als Diktatur, eine Oligarchie mit Hofclowns und Memes statt Pressekonferenzen. Es wird anders aussehen als bei uns, und genau das wird das Gotcha-Argument der Trolle sein, die sie stützen.</text:p>
            <text:p/>
          </table:table-cell>
          <table:table-cell office:value-type="string" calcext:value-type="string">
            <text:p><text:a xlink:href="https://www.reddit.com/r/de/comments/1h0yohc/comment/lz7yis6/" xlink:type="simple">Trumps Team weicht bei Amtsübernahme von Traditionen ab : r/de</text:a> </text:p>
          </table:table-cell>
          <table:table-cell table:number-columns-repeated="2"/>
        </table:table-row>
        <table:table-row table:style-name="ro15">
          <table:table-cell/>
          <table:table-cell office:value-type="string" calcext:value-type="string">
            <text:p>/</text:p>
          </table:table-cell>
          <table:table-cell office:value-type="float" office:value="2025" calcext:value-type="float">
            <text:p>2025</text:p>
          </table:table-cell>
          <table:table-cell office:value-type="string" calcext:value-type="string">
            <text:p><text:a xlink:href="https://www.reddit.com/user/Global_Charge_4412/" xlink:type="simple">Global_Charge_4412</text:a></text:p>
            <text:p/>
          </table:table-cell>
          <table:table-cell office:value-type="string" calcext:value-type="string">
            <text:p>&gt; You need a SUBSCRIPTION to see your subscriptions. </text:p>
            <text:p>bahahahahahahaha this is fucking Kafkaesque.</text:p>
            <text:p/>
          </table:table-cell>
          <table:table-cell office:value-type="string" calcext:value-type="string">
            <text:p><text:a xlink:href="https://www.reddit.com/r/Piracy/comments/1mdjk28/comment/n626t1j/" xlink:type="simple">People really pay for that? : r/Piracy</text:a> </text:p>
          </table:table-cell>
          <table:table-cell table:number-columns-repeated="2"/>
        </table:table-row>
        <table:table-row table:style-name="ro16">
          <table:table-cell/>
          <table:table-cell office:value-type="string" calcext:value-type="string">
            <text:p>/</text:p>
          </table:table-cell>
          <table:table-cell office:value-type="float" office:value="2025" calcext:value-type="float">
            <text:p>2025</text:p>
          </table:table-cell>
          <table:table-cell office:value-type="string" calcext:value-type="string">
            <text:p><text:a xlink:href="https://www.reddit.com/user/semicombobulated/" xlink:type="simple">semicombobulated</text:a></text:p>
            <text:p/>
          </table:table-cell>
          <table:table-cell office:value-type="string" calcext:value-type="string">
            <text:p>That’s like some kind of Kafkaesque parody of British schools and their obsession with uniform.</text:p>
            <text:p>“You’re probably wondering why you’ve been called into the headmaster’s office. …What? Because you’re living alone in a derelict building, resorting to god-knows-what in order to survive, and desperately need help? No, of course not — that’s not against the school rules. You’re here because of something far worse: we notice you’ve dyed your hair, which is against section 23.6 of the uniform regulations. Luckily for you, this is a first offence, so we will allow you to wear the emergency wig that the school keeps for this kind of situation.”</text:p>
            <text:p/>
          </table:table-cell>
          <table:table-cell office:value-type="string" calcext:value-type="string">
            <text:p><text:a xlink:href="https://www.reddit.com/r/AskUK/comments/1mfi9or/comment/n6i0vde/" xlink:type="simple">Is it possible to be a 'Street Urchin' in 2025? : r/AskUK</text:a> </text:p>
          </table:table-cell>
          <table:table-cell table:number-columns-repeated="2"/>
        </table:table-row>
        <table:table-row table:style-name="ro5">
          <table:table-cell/>
          <table:table-cell office:value-type="string" calcext:value-type="string">
            <text:p>/</text:p>
          </table:table-cell>
          <table:table-cell office:value-type="float" office:value="2025" calcext:value-type="float">
            <text:p>2025</text:p>
          </table:table-cell>
          <table:table-cell table:style-name="ce3" office:value-type="string" calcext:value-type="string">
            <text:p><text:a xlink:href="https://www.reddit.com/user/uptownjuggler/" xlink:type="simple">uptownjuggler</text:a> </text:p>
          </table:table-cell>
          <table:table-cell table:style-name="ce3" office:value-type="string" calcext:value-type="string">
            <text:p>While I find donating one’s organs to be noble. I found that it perpetuates our evil kafkaesque for profit healthcare system. So it is quite the conundrum. Why should one be willing to give away their organs, but the healthcare executives are never asked to take less compensation? </text:p>
          </table:table-cell>
          <table:table-cell office:value-type="string" calcext:value-type="string">
            <text:p><text:a xlink:href="https://www.reddit.com/r/news/comments/1m9vtya/comment/n5a4jy6/" xlink:type="simple">Kentucky man wakes up during organ harvesting procedure - prompting federal investigation. : r/news</text:a> </text:p>
          </table:table-cell>
          <table:table-cell table:number-columns-repeated="2"/>
        </table:table-row>
        <table:table-row table:style-name="ro5">
          <table:table-cell table:number-columns-repeated="2"/>
          <table:table-cell office:value-type="float" office:value="2025" calcext:value-type="float">
            <text:p>2025</text:p>
          </table:table-cell>
          <table:table-cell table:style-name="ce3" office:value-type="string" calcext:value-type="string">
            <text:p><text:a xlink:href="https://www.reddit.com/user/mynewaccount5/" xlink:type="simple">mynewaccount5</text:a> </text:p>
          </table:table-cell>
          <table:table-cell table:style-name="ce3" office:value-type="string" calcext:value-type="string">
            <text:p>Quotas or measuring performance in this manner takes digression away from officers. It pushes them to issue citation or make arrests when a warning may be more appropriate. It moves the police away from protect and serve to some Kafkaesque rule keepers. </text:p>
          </table:table-cell>
          <table:table-cell office:value-type="string" calcext:value-type="string">
            <text:p><text:a xlink:href="https://www.reddit.com/r/NoStupidQuestions/comments/1mglelh/comment/n6quu7a/" xlink:type="simple">Do cops have a ticket "quota" or is it just something people say when they're mad they got caught? : r/NoStupidQuestions</text:a> </text:p>
          </table:table-cell>
          <table:table-cell table:number-columns-repeated="2"/>
        </table:table-row>
        <table:table-row table:style-name="ro17">
          <table:table-cell table:number-columns-repeated="2"/>
          <table:table-cell office:value-type="float" office:value="2025" calcext:value-type="float">
            <text:p>2025</text:p>
          </table:table-cell>
          <table:table-cell table:style-name="ce3" office:value-type="string" calcext:value-type="string">
            <text:p><text:a xlink:href="https://www.reddit.com/user/True_Window_9389/" xlink:type="simple">True_Window_9389</text:a> </text:p>
          </table:table-cell>
          <table:table-cell table:style-name="ce5" office:value-type="string" calcext:value-type="string">
            <text:p>Probably doesn’t help that everyone hates these job search platforms and the entire paradigm of finding jobs and candidates is a kafkaesque nightmare on both sides. If and when something new comes out, these platforms will be dead. They only survive out of inertia and lack of innovation, rather than being a good product. For any company, that’s not a good position to be in. </text:p>
          </table:table-cell>
          <table:table-cell office:value-type="string" calcext:value-type="string">
            <text:p><text:a xlink:href="https://www.reddit.com/r/news/comments/1lx4uyb/comment/n2jdhph/" xlink:type="simple">Indeed and Glassdoor to lay off 1,300 workers as AI shakes up job search business : r/news</text:a> </text:p>
          </table:table-cell>
          <table:table-cell table:number-columns-repeated="2"/>
        </table:table-row>
        <table:table-row table:style-name="ro18">
          <table:table-cell table:number-columns-repeated="2"/>
          <table:table-cell office:value-type="float" office:value="2025" calcext:value-type="float">
            <text:p>2025</text:p>
          </table:table-cell>
          <table:table-cell office:value-type="string" calcext:value-type="string">
            <text:p><text:a xlink:href="https://www.reddit.com/user/1776-2001/" xlink:type="simple">1776-2001</text:a></text:p>
            <text:p/>
          </table:table-cell>
          <table:table-cell office:value-type="string" calcext:value-type="string">
            <text:p>I'm just tired of this continued trend of laws applying to the rank and file, but not to any entity that is deemed "important". Our two-tier justice system has never been so clearly visible or arbitrary before.</text:p>
            <text:p>👍</text:p>
            <text:p>There are those who are protected by the law but not bound by it, and those who are bound by the law but not protected by it. (paraphrasing Frank Wilhoit)</text:p>
            <text:p>Some of us learned this the hard way a long time ago, through extremely bitter personal experience.</text:p>
            <text:p>EDITED TO ADD: Dealing with a judge who refused to enforce her own Court Orders (plural) for over half a decade, because it would inconvenience a powerful special interest and threaten the Fraternity of the Legal Profession, was the most frustrating and infuriating and Kafkaesque experience of my life.</text:p>
            <text:p>And apparently what happened to me was not unique.</text:p>
            <text:p>I know of [homeowner] associations that have been placed under Court Orders to do things and they just don’t do them. It’s not just that they defy statutory law. But they’re ordered to do something and still not do it. It’s mind boggling.</text:p>
            <text:p>- Evan McKenzie. “<text:a xlink:href="https://onthecommons.net/" xlink:type="simple">On the Commons</text:a>”. November 19, 2005. <text:a xlink:href="https://www.evancmckenzie.com/" xlink:type="simple">Professor McKenzie</text:a> is a former H.O.A. attorney, and the author of Privatopia (1994) and Beyond Privatopia (2011).</text:p>
            <text:p>That was five years before my troubles started.</text:p>
            <text:p>Owners who complain about alleged board or lawyer or manager misdeeds are nearly always unable to get prosecutors or police interested. They are told it is "a civil matter," or treated as if they are nuts. And those few intrepid owners who make the long and expensive trek through the civil justice system soon find that most judges defer to these volunteer boards as if they were repositories of great political wisdom.</text:p>
            <text:p>Those in authority almost invariably treat the owner who challenges their board as a nutjob. And the fact is that there are many other situations in HOAs and condo associations all over the country where things are going on that should be investigated by police and local prosecutors, but where instead some lonely unit owner who is waving the red flag is being treated like the neighborhood crank.</text:p>
            <text:p>- Evan McKenzie. "<text:a xlink:href="https://privatopia.blogspot.com/2012/06/hoa-scandal-involving-millions-of.html" xlink:type="simple">HOA Scandal Involving Millions of Dollars and Thousands of Homes Cuts Wide Swath Across Las Vegas Valley</text:a>". June 03, 2012.</text:p>
            <text:p>The System ™ at all levels has not only failed, but repeatedly refused, to uphold its end of the Social Contract with me.</text:p>
            <text:p>At this point, I no longer have it in me to be outraged by things I should be outraged about.</text:p>
            <text:p>EDITED TO ADD: Sorry about getting way off the topic of A.I. and copyright. It's just that some of us have seen this type of dynamic before.</text:p>
            <text:p/>
          </table:table-cell>
          <table:table-cell office:value-type="string" calcext:value-type="string">
            <text:p><text:a xlink:href="https://www.reddit.com/r/technology/comments/1m8558f/comment/n4wiygb/" xlink:type="simple">President Trump: It’s Not Doable for AI Companies to Pay for All Copyrighted Input : r/technology</text:a> </text:p>
          </table:table-cell>
          <table:table-cell table:number-columns-repeated="2"/>
        </table:table-row>
        <table:table-row table:style-name="ro19">
          <table:table-cell table:number-columns-repeated="4"/>
          <table:table-cell table:style-name="ce6"/>
          <table:table-cell table:style-name="Default"/>
          <table:table-cell table:number-columns-repeated="2"/>
        </table:table-row>
        <table:table-row table:style-name="ro1">
          <table:table-cell/>
          <table:table-cell office:value-type="string" calcext:value-type="string">
            <text:p>/</text:p>
          </table:table-cell>
          <table:table-cell office:value-type="float" office:value="2025" calcext:value-type="float">
            <text:p>2025</text:p>
          </table:table-cell>
          <table:table-cell table:style-name="ce4" office:value-type="string" calcext:value-type="string">
            <text:p><text:a xlink:href="https://www.reddit.com/user/ibbolia/" xlink:type="simple">ibbolia</text:a></text:p>
          </table:table-cell>
          <table:table-cell table:style-name="ce4" office:value-type="string" calcext:value-type="string">
            <text:p>Now that Woolie has explored the existential horror of cult behavior and ego death, I look forward to the Kafkaesque legal nightmare arc of Gon in 60 seconds </text:p>
          </table:table-cell>
          <table:table-cell office:value-type="string" calcext:value-type="string">
            <text:p><text:a xlink:href="https://www.reddit.com/r/TwoBestFriendsPlay/comments/1mf89tz/comment/n6f85co/" xlink:type="simple">I am submitting a formal appeal on the behalf of my client, John Eyepatchwolf. : r/TwoBestFriendsPlay</text:a> </text:p>
          </table:table-cell>
          <table:table-cell table:number-columns-repeated="2"/>
        </table:table-row>
        <table:table-row table:style-name="ro17">
          <table:table-cell table:number-columns-repeated="2"/>
          <table:table-cell office:value-type="float" office:value="2025" calcext:value-type="float">
            <text:p>2025</text:p>
          </table:table-cell>
          <table:table-cell office:value-type="string" calcext:value-type="string">
            <text:p><text:a xlink:href="https://www.reddit.com/user/Uninteresting_Worker/" xlink:type="simple">Uninteresting_Worker</text:a></text:p>
            <text:p/>
          </table:table-cell>
          <table:table-cell office:value-type="string" calcext:value-type="string">
            <text:p>This sucks! Try again with someone new. Sometimes you get stuck in kafkaesque loops with robot people.</text:p>
            <text:p>The first person you talked to SHOULD HAVE immediately hidden that ride so you could take out another bike.</text:p>
            <text:p/>
          </table:table-cell>
          <table:table-cell office:value-type="string" calcext:value-type="string">
            <text:p><text:a xlink:href="https://www.reddit.com/r/Citibike/comments/1mh6dqk/comment/n6twlvz/" xlink:type="simple">Citibike charging me $104 (soon $1,200) for a classic bike that was docked but ride did not end - have video proof : r/Citibike</text:a> </text:p>
          </table:table-cell>
          <table:table-cell table:number-columns-repeated="2"/>
        </table:table-row>
        <table:table-row table:style-name="ro1">
          <table:table-cell/>
          <table:table-cell office:value-type="string" calcext:value-type="string">
            <text:p>/</text:p>
          </table:table-cell>
          <table:table-cell office:value-type="float" office:value="2025" calcext:value-type="float">
            <text:p>2025</text:p>
          </table:table-cell>
          <table:table-cell table:style-name="ce3" office:value-type="string" calcext:value-type="string">
            <text:p><text:a xlink:href="https://www.reddit.com/user/GuyForFun45/" xlink:type="simple">GuyForFun45</text:a> </text:p>
          </table:table-cell>
          <table:table-cell table:style-name="ce5" office:value-type="string" calcext:value-type="string">
            <text:p>Calling Frank Grimes "normal" is a bit of a stretch. The guy's life is so over the top in his misfortune that it feels so... Kafkaesque. </text:p>
          </table:table-cell>
          <table:table-cell office:value-type="string" calcext:value-type="string">
            <text:p><text:a xlink:href="https://www.reddit.com/r/TopCharacterTropes/comments/1mgigbz/comment/n6p8qbl/" xlink:type="simple">The Villain is Having an Angry rant at the Character but just as they finish it They immediately Die to an Accident : r/TopCharacterTropes</text:a> </text:p>
          </table:table-cell>
          <table:table-cell table:number-columns-repeated="2"/>
        </table:table-row>
        <table:table-row table:style-name="ro3">
          <table:table-cell/>
          <table:table-cell office:value-type="string" calcext:value-type="string">
            <text:p>/</text:p>
          </table:table-cell>
          <table:table-cell office:value-type="float" office:value="2025" calcext:value-type="float">
            <text:p>2025</text:p>
          </table:table-cell>
          <table:table-cell office:value-type="string" calcext:value-type="string">
            <text:p><text:a xlink:href="https://www.reddit.com/user/Plutipus/" xlink:type="simple">Plutipus</text:a></text:p>
            <text:p/>
          </table:table-cell>
          <table:table-cell table:style-name="ce5" office:value-type="string" calcext:value-type="string">
            <text:p>Before anyone points out, it’s not xenophobia for me (even though I’m non-EU) but the stopover part is true. I have C1 German, have been research since a year now and studying Medical Engineering. The problem is that risk taking ability (as many comments rightly pointed out) is quite low, Taxes too high, too much bureaucracy (for many foreigners the only bureaucracy they face is the Ausländerbehörde, so the don’t really get to see the Kafkaesque bureaucracy in other offices). On top of the bundling of immigrant groups is rather stupid, specially for policymakers. </text:p>
          </table:table-cell>
          <table:table-cell office:value-type="string" calcext:value-type="string">
            <text:p><text:a xlink:href="https://www.reddit.com/r/germany/comments/1leh5di/comment/myg9byq/" xlink:type="simple">Germany: One in four immigrants doesn't want to stay : r/germany</text:a> </text:p>
          </table:table-cell>
          <table:table-cell table:number-columns-repeated="2"/>
        </table:table-row>
        <table:table-row table:style-name="ro17">
          <table:table-cell/>
          <table:table-cell office:value-type="string" calcext:value-type="string">
            <text:p>r/philosophy</text:p>
          </table:table-cell>
          <table:table-cell table:style-name="ce1" office:value-type="float" office:value="2023" calcext:value-type="float">
            <text:p>2023</text:p>
          </table:table-cell>
          <table:table-cell office:value-type="string" calcext:value-type="string">
            <text:p><text:a xlink:href="https://www.reddit.com/user/Conditional-Sausage/" xlink:type="simple">Conditional-Sausage</text:a></text:p>
            <text:p/>
          </table:table-cell>
          <table:table-cell table:style-name="ce5" office:value-type="string" calcext:value-type="string">
            <text:p>Tbh, I think Idiocracy is an extension of Kafkaesque dystopia. All the rules and systems are so abstracted and arbitrary that they make no sense to anyone, least of all their participants. Kafkaesque dystopias passively grind down and destroy anyone who does not conform to the norms expected by the system, and so encourages people living in them to optimize their well being by not questioning, challenging, or deviating from those norms. </text:p>
          </table:table-cell>
          <table:table-cell office:value-type="string" calcext:value-type="string">
            <text:p><text:a xlink:href="https://www.reddit.com/r/philosophy/comments/11jye2k/comment/jb5f42c/" xlink:type="simple">Orwell and Huxley foresaw grim, but very different, futures for the world and tried to warn us about it. In today's society, both of their dystopian visions are being realised. : r/philosophy</text:a> </text:p>
          </table:table-cell>
          <table:table-cell table:number-columns-repeated="2"/>
        </table:table-row>
        <table:table-row table:style-name="ro20">
          <table:table-cell/>
          <table:table-cell office:value-type="string" calcext:value-type="string">
            <text:p>r/philosophy</text:p>
          </table:table-cell>
          <table:table-cell office:value-type="float" office:value="2023" calcext:value-type="float">
            <text:p>2023</text:p>
          </table:table-cell>
          <table:table-cell table:style-name="ce3" office:value-type="string" calcext:value-type="string">
            <text:p>[deleted] </text:p>
          </table:table-cell>
          <table:table-cell office:value-type="string" calcext:value-type="string">
            <text:p>Thank you who upvoted! Feel nice that I'm not alone in missing these kind of Kafkaesque and darker variant of Twilight Zone kind of game genre. Much appreciated! 🤗</text:p>
            <text:p>Older (and some newer!) games for those who enjoy point and click advetures in the same style.. I can recommend these:</text:p>
            <text:p>"Phantasmagoria" (first game..You play a very similar "The Shining" kind of story..but really much more gore.. It's a found memory..)</text:p>
            <text:p>"Fran Bow" (play it..just..play it..)</text:p>
            <text:p>"Sanitarium" (Maby the most disturbing point and click ever..exceptand finally and the best..if you can overlook the horrible controls and gameplay and I highly recommend you try)..;</text:p>
            <text:p>"Harvester" (one of the best in this genre, story wise.)</text:p>
            <text:p>An rpg that deserves an honorable mention to this list is without a doubt "Corpse Party" (all parts!)</text:p>
            <text:p>Thanks again folks! 😊</text:p>
            <text:p/>
          </table:table-cell>
          <table:table-cell office:value-type="string" calcext:value-type="string">
            <text:p><text:a xlink:href="https://www.reddit.com/r/philosophy/comments/12zdqxz/comment/jhtcesg/" xlink:type="simple">In anticipation of the Konami's Silent Hill 2 remake, this article examines how the game's characters Mary and Maria embody Jacques Derrida's concept of différance : r/philosophy</text:a> </text:p>
          </table:table-cell>
          <table:table-cell table:number-columns-repeated="2"/>
        </table:table-row>
        <table:table-row table:style-name="ro21">
          <table:table-cell/>
          <table:table-cell office:value-type="string" calcext:value-type="string">
            <text:p>r/philosophy</text:p>
          </table:table-cell>
          <table:table-cell office:value-type="float" office:value="2021" calcext:value-type="float">
            <text:p>2021</text:p>
          </table:table-cell>
          <table:table-cell table:style-name="ce3" office:value-type="string" calcext:value-type="string">
            <text:p><text:a xlink:href="https://www.reddit.com/user/intern12345/" xlink:type="simple">intern12345</text:a> </text:p>
          </table:table-cell>
          <table:table-cell office:value-type="string" calcext:value-type="string">
            <text:p>Perhaps it is a bit Kafkaesque. However I don't think that having no memory of committing a crime should make someone non-culpable of punishment.</text:p>
            <text:p>I'm sure there's many people in jail who committed some terrible crimes under the influence of drugs and/or alcohol which they cannot recall. Should they be released on the same grounds as this unfortunate dementia patient?</text:p>
            <text:p/>
          </table:table-cell>
          <table:table-cell table:style-name="ce4" office:value-type="string" calcext:value-type="string">
            <text:p><text:a xlink:href="https://www.reddit.com/r/philosophy/comments/peftk6/comment/haxjlbt/" xlink:type="simple">A death row inmate's dementia means he can't remember the murder he committed. According to Locke, he is not *now* morally responsible for that act, or even the same person who committed it : r/philosophy</text:a> </text:p>
          </table:table-cell>
          <table:table-cell table:number-columns-repeated="2"/>
        </table:table-row>
        <table:table-row table:style-name="ro22">
          <table:table-cell/>
          <table:table-cell office:value-type="string" calcext:value-type="string">
            <text:p>r/philosophy</text:p>
          </table:table-cell>
          <table:table-cell office:value-type="float" office:value="2022" calcext:value-type="float">
            <text:p>2022</text:p>
          </table:table-cell>
          <table:table-cell table:style-name="ce4" office:value-type="string" calcext:value-type="string">
            <text:p><text:a xlink:href="https://www.reddit.com/user/eternalised/" xlink:type="simple">eternalised</text:a></text:p>
          </table:table-cell>
          <table:table-cell office:value-type="string" calcext:value-type="string">
            <text:p>Franz Kafka is one of the major figures of 20th century literature whoreceived little public attention during his lifetime. He dealt withexistentialist themes such as alienation, anxiety, disorientation andthe absurd.</text:p>
            <text:p>His work is so original that the term Kafkaesque was coined to describethe atmosphere of his work: the nightmarish, bizarre or illogicalsituations.</text:p>
            <text:p>Throughout his works we see the strange dream-like mixture of perplexityand embarrassment play out, such as having some simple task to do thatturns out to be so complex that it seems to have no end, and the notionof a grand organisation with its incomprehensible bureaucratic systemthat hovers invisibly over each individual, and has complete power overone’s life.</text:p>
            <text:p>We will be focusing on three of Kafka’s most popular works: TheMetamorphosis, The Trial, and The Castle.</text:p>
            <text:p/>
          </table:table-cell>
          <table:table-cell office:value-type="string" calcext:value-type="string">
            <text:p><text:a xlink:href="https://www.reddit.com/r/philosophy/comments/wyiaq8/comment/ilwt0y6/" xlink:type="simple">The Dark World of Franz Kafka : r/philosophy</text:a> </text:p>
          </table:table-cell>
          <table:table-cell table:number-columns-repeated="2"/>
        </table:table-row>
        <table:table-row table:style-name="ro15">
          <table:table-cell/>
          <table:table-cell office:value-type="string" calcext:value-type="string">
            <text:p>r/philosophy</text:p>
          </table:table-cell>
          <table:table-cell office:value-type="float" office:value="2020" calcext:value-type="float">
            <text:p>2020</text:p>
          </table:table-cell>
          <table:table-cell office:value-type="string" calcext:value-type="string">
            <text:p><text:a xlink:href="https://www.reddit.com/user/Gunt_my_Fries/" xlink:type="simple">Gunt_my_Fries</text:a></text:p>
            <text:p/>
          </table:table-cell>
          <table:table-cell table:style-name="ce5" office:value-type="string" calcext:value-type="string">
            <text:p>The lockdowns are pointless if they aren’t working, or if you disagree with the reasons they were instituted to begin with, therefore making it a Sisyphean task. It may be more fair to call them Kafkaesque. </text:p>
          </table:table-cell>
          <table:table-cell office:value-type="string" calcext:value-type="string">
            <text:p><text:a xlink:href="https://www.reddit.com/r/philosophy/comments/k60tyu/comment/gelfboi/" xlink:type="simple">Why Sisyphus comes to mind in daily struggles against the coronavirus : r/philosophy</text:a> </text:p>
          </table:table-cell>
          <table:table-cell table:number-columns-repeated="2"/>
        </table:table-row>
        <table:table-row table:style-name="ro3">
          <table:table-cell/>
          <table:table-cell office:value-type="string" calcext:value-type="string">
            <text:p>r/philosophy</text:p>
          </table:table-cell>
          <table:table-cell office:value-type="float" office:value="2019" calcext:value-type="float">
            <text:p>2019</text:p>
          </table:table-cell>
          <table:table-cell table:style-name="ce4" office:value-type="string" calcext:value-type="string">
            <text:p><text:a xlink:href="https://www.reddit.com/user/vik247/" xlink:type="simple">vik247</text:a> </text:p>
          </table:table-cell>
          <table:table-cell office:value-type="string" calcext:value-type="string">
            <text:p>Kafka's work talks about the totalitarian authority of bureaucracy. He creates a world which is not only absurd, but which has no escape either. It's a spiral leading to madness or death. His book The Trial is all about that.</text:p>
            <text:p>His other works such as Metamorphosis and The Hunger Artist have the same broader themes and elements. Literary works reminiscent of Kafka's ideas are often referred to as Kafkaesque.</text:p>
            <text:p/>
          </table:table-cell>
          <table:table-cell table:style-name="ce5" office:value-type="string" calcext:value-type="string">
            <text:p>kafkaesk</text:p>
          </table:table-cell>
          <table:table-cell table:number-columns-repeated="2"/>
        </table:table-row>
        <table:table-row table:style-name="ro23">
          <table:table-cell/>
          <table:table-cell office:value-type="string" calcext:value-type="string">
            <text:p>r/philosophy</text:p>
          </table:table-cell>
          <table:table-cell office:value-type="float" office:value="2021" calcext:value-type="float">
            <text:p>2021</text:p>
          </table:table-cell>
          <table:table-cell table:style-name="Default" office:value-type="string" calcext:value-type="string">
            <text:p>roxfall</text:p>
          </table:table-cell>
          <table:table-cell office:value-type="string" calcext:value-type="string">
            <text:p>Fair enough, I stand corrected.</text:p>
            <text:p>That said I believe byzantine (adj.) refers to complex bureaucracy, not politics. In modern meaning, it is similar to Kafkaesque.</text:p>
            <text:p>The point I was trying to make about a complicated bureaucracy as a system of checks and balances against inevitable corruption seems moot the more I read about the violent history of this nation. In its time it had a reputation for peacekeeping, and as you mentioned, devious politics that led to such, but it was not the ideal of a steady succession I built in my head, so thanks for the heads up.</text:p>
            <text:p/>
          </table:table-cell>
          <table:table-cell office:value-type="string" calcext:value-type="string">
            <text:p>popkafkaesk</text:p>
          </table:table-cell>
          <table:table-cell table:number-columns-repeated="2"/>
        </table:table-row>
        <table:table-row table:style-name="ro24">
          <table:table-cell/>
          <table:table-cell table:style-name="ce1" office:value-type="string" calcext:value-type="string">
            <text:p>r/philosophy</text:p>
          </table:table-cell>
          <table:table-cell office:value-type="float" office:value="2021" calcext:value-type="float">
            <text:p>2021</text:p>
          </table:table-cell>
          <table:table-cell table:style-name="ce3" office:value-type="string" calcext:value-type="string">
            <text:p><text:a xlink:href="https://www.reddit.com/user/Compassionate_Cat/" xlink:type="simple">Compassionate_Cat</text:a> </text:p>
          </table:table-cell>
          <table:table-cell office:value-type="string" calcext:value-type="string">
            <text:p>The spirit of Adorno's entire critique of Capitalism, by analogy:</text:p>
            <text:p>Imagine a world with no radiation hitting it from the Sun or happenstances of radiation or carcinogenic activity. In this world, beings suffer from cancer deeply. It's hard to miss how bad cancer is, since the majority of people have it and live in some degree of low wellbeing. A few people are convinced cancer is good, and these people either operate the successful cancer clinics and are themselves cancer free, or hope to reach this position some day. A common occurrence in this world is coming of age, and identifying this evil scourge of Cancer. One realizes:</text:p>
            <text:p>"Cancer is leads to so much harm. Cancer is the "big idea", the attention-grabber, we ought to recognize how bad Cancer is, and end Cancer."</text:p>
            <text:p>all while, there are underlying causes to cancer, that are far more sinister. Remember, no carcinogenic happenstance occurs in this world. It turns out that psychopaths irradiating and polluting the planet cause cancer, explicitly. These people have traits, which cause them to dominate and exploit the planet, due to some combination of indifference or sadism or some other egomania/trait set. Yet in some strange, Kafkaesque way, virtually no one says-- "The nature of the people behind this is the culprit", everyone appears to be fixated in this world on a debate between cancer being a good/work in progress/better than other terminal illnesses, or the greatest evil. Some people are convinced via a saying like "Radiation and Carcinogens are the root of all evil".</text:p>
            <text:p>Cancer is bad, but in this world, the precise area of focus are the traits of the human beings who engage in the business of Cancer causing and Cancer curing, simply because-- if these beings had purely benevolent traits, this world would have long been cured of Cancer. This need not be some grand conspiracy where evil people twirl their mustaches and cackle at their stock portfolios, it could simply be the cause of bad incentives and no self-awareness, which again, are solved by understanding 1) The nature of reality(What causes bad incentives? What is the best response to this phenomena, if there even is a good response?) 2) The nature of the begins in the reality.</text:p>
            <text:p>Stop talking about Cancer(Capitalism)-- yes it's bad, but what's far worse is the effect it has of sheer politicized distraction.</text:p>
            <text:p/>
          </table:table-cell>
          <table:table-cell office:value-type="string" calcext:value-type="string">
            <text:p><text:a xlink:href="https://www.reddit.com/r/philosophy/comments/lwk6b1/comment/gplc2fi/" xlink:type="simple">Against popular culture - For Adorno, capitalist popular culture manipulates us into living lives empty of true freedom, and serves only to distort our desires. Popular culture is not the spontaneous expression of the people, but a profit-driven industry – it robs us of our freedom. : r/philosophy</text:a> </text:p>
          </table:table-cell>
          <table:table-cell table:number-columns-repeated="2"/>
        </table:table-row>
        <table:table-row table:style-name="ro19">
          <table:table-cell table:number-columns-repeated="3"/>
          <table:table-cell table:style-name="Default"/>
          <table:table-cell/>
          <table:table-cell table:style-name="Default"/>
          <table:table-cell table:number-columns-repeated="2"/>
        </table:table-row>
      </table:table>
      <table:named-expressions>
        <table:named-range table:name="ID" table:base-cell-address="$Tabelle1.$A$1" table:cell-range-address="$Tabelle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8">00.00.0000</text:date>, <text:time style:data-style-name="N2" text:time-value="16:32:02.020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06T14:21:48.117000000</meta:creation-date>
    <dc:date>2025-08-18T17:24:07.653000000</dc:date>
    <meta:editing-duration>PT1H1M48S</meta:editing-duration>
    <meta:editing-cycles>5</meta:editing-cycles>
    <meta:generator>LibreOffice/24.2.1.2$Windows_X86_64 LibreOffice_project/db4def46b0453cc22e2d0305797cf981b68ef5ac</meta:generator>
    <meta:document-statistic meta:table-count="1" meta:cell-count="198" meta:object-count="0"/>
  </office:meta>
</office:document-meta>
</file>